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403f53" loext:opacity="100%" style:font-name="Roboto Slab" fo:font-size="12pt" fo:font-weight="normal" fo:background-color="#fbfbfb" style:font-size-asian="12pt" style:font-size-complex="12pt"/>
    </style:style>
    <style:style style:name="P2" style:family="paragraph" style:parent-style-name="Standard">
      <style:paragraph-properties style:line-height-at-least="0.198in"/>
      <style:text-properties style:font-name="Roboto Slab" fo:font-size="12pt" style:font-size-asian="12pt" style:font-size-complex="12pt"/>
    </style:style>
    <style:style style:name="P3" style:family="paragraph" style:parent-style-name="Standard">
      <style:text-properties style:font-name="Roboto Slab" fo:font-size="12pt" fo:font-weight="bold" officeooo:rsid="001ffc64" officeooo:paragraph-rsid="001ffc64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.1965in" style:contextual-spacing="false" style:line-height-at-least="0.198in"/>
      <style:text-properties style:font-name="Roboto Slab" fo:font-size="12pt" style:font-size-asian="12pt" style:font-size-complex="12pt"/>
    </style:style>
    <style:style style:name="P5" style:family="paragraph" style:parent-style-name="Standard">
      <style:paragraph-properties fo:break-before="column"/>
      <style:text-properties fo:color="#403f53" loext:opacity="100%" style:font-name="Roboto Slab" fo:font-size="12pt" fo:font-weight="normal" officeooo:rsid="001ffc64" officeooo:paragraph-rsid="001ffc64" fo:background-color="#fbfbfb" style:font-size-asian="12pt" style:font-size-complex="12pt"/>
    </style:style>
    <style:style style:name="P6" style:family="paragraph" style:parent-style-name="Standard">
      <style:paragraph-properties style:writing-mode="lr-tb"/>
      <style:text-properties fo:color="#000000" loext:opacity="100%" style:font-name="Roboto Slab" fo:font-size="12pt" fo:font-weight="bold" officeooo:rsid="001ffc64" officeooo:paragraph-rsid="001ffc64" fo:background-color="#fbfbfb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style:font-name="Roboto Slab" fo:font-size="12pt" fo:font-weight="normal" officeooo:rsid="001ffc64" officeooo:paragraph-rsid="001ffc64" style:font-size-asian="12pt" style:font-weight-asian="normal" style:font-size-complex="12pt" style:font-weight-complex="normal"/>
    </style:style>
    <style:style style:name="T1" style:family="text">
      <style:text-properties fo:color="#994cc3" loext:opacity="100%"/>
    </style:style>
    <style:style style:name="T2" style:family="text">
      <style:text-properties fo:color="#994cc3" loext:opacity="100%" fo:font-style="italic"/>
    </style:style>
    <style:style style:name="T3" style:family="text">
      <style:text-properties fo:color="#111111" loext:opacity="100%"/>
    </style:style>
    <style:style style:name="T4" style:family="text">
      <style:text-properties fo:color="#c96765" loext:opacity="100%"/>
    </style:style>
    <style:style style:name="T5" style:family="text">
      <style:text-properties fo:color="#4876d6" loext:opacity="100%"/>
    </style:style>
    <style:style style:name="T6" style:family="text">
      <style:text-properties fo:color="#4876d6" loext:opacity="100%" fo:font-style="italic"/>
    </style:style>
    <style:style style:name="T7" style:family="text">
      <style:text-properties fo:color="#aa0982" loext:opacity="100%"/>
    </style:style>
    <style:style style:name="T8" style:family="text">
      <style:text-properties fo:color="#0c969b" loext:opacity="100%"/>
    </style:style>
    <style:style style:name="T9" style:family="text">
      <style:text-properties fo:color="#939dbb" loext:opacity="100%"/>
    </style:style>
    <style:style style:name="T10" style:family="text">
      <style:text-properties fo:color="#939dbb" loext:opacity="100%" fo:font-style="italic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de :</text:p>
      <text:p text:style-name="P5"><text:span text:style-name="T1">#</text:span><text:span text:style-name="T2">include</text:span> <text:span text:style-name="T3">&lt;</text:span><text:span text:style-name="T4">iostream</text:span><text:span text:style-name="T3">&gt;</text:span></text:p>
      <text:p text:style-name="P1"><text:span text:style-name="T1">#</text:span><text:span text:style-name="T2">include</text:span><text:span text:style-name="T3">&lt;</text:span><text:span text:style-name="T4">list</text:span><text:span text:style-name="T3">&gt;</text:span></text:p>
      <text:p text:style-name="P1"><text:span text:style-name="T1">#</text:span><text:span text:style-name="T2">include</text:span><text:span text:style-name="T3">&lt;</text:span><text:span text:style-name="T4">map</text:span><text:span text:style-name="T3">&gt;</text:span></text:p>
      <text:p text:style-name="P1"><text:span text:style-name="T1">#</text:span><text:span text:style-name="T2">include</text:span><text:span text:style-name="T3">&lt;</text:span><text:span text:style-name="T4">string</text:span><text:span text:style-name="T3">&gt;</text:span></text:p>
      <text:p text:style-name="P1"><text:span text:style-name="T1">using</text:span> <text:span text:style-name="T1">namespace</text:span> std;</text:p>
      <text:p text:style-name="P2"/>
      <text:p text:style-name="P1"><text:span text:style-name="T1">bool</text:span> <text:span text:style-name="T5">DEBUG</text:span><text:span text:style-name="T1">=</text:span><text:span text:style-name="T5">false</text:span>;</text:p>
      <text:p text:style-name="P1"><text:span text:style-name="T5">list</text:span><text:span text:style-name="T1">&lt;struct</text:span> <text:span text:style-name="T5">node</text:span><text:span text:style-name="T1">&gt;</text:span> <text:span text:style-name="T5">queue</text:span>;</text:p>
      <text:p text:style-name="P1"><text:span text:style-name="T5">map</text:span><text:span text:style-name="T1">&lt;</text:span><text:span text:style-name="T5">string</text:span>,<text:span text:style-name="T1">bool&gt;</text:span> <text:span text:style-name="T5">visited</text:span>;</text:p>
      <text:p text:style-name="P1"><text:span text:style-name="T1">int</text:span> <text:span text:style-name="T5">M</text:span><text:span text:style-name="T1">=</text:span><text:span text:style-name="T7">3</text:span>,<text:span text:style-name="T5">C</text:span><text:span text:style-name="T1">=</text:span><text:span text:style-name="T7">3</text:span>,<text:span text:style-name="T5">B</text:span><text:span text:style-name="T1">=</text:span><text:span text:style-name="T7">2</text:span>;</text:p>
      <text:p text:style-name="P4"/>
      <text:p text:style-name="P1"><text:span text:style-name="T1">struct</text:span> <text:span text:style-name="T5">node</text:span>{</text:p>
      <text:p text:style-name="P1"><text:span text:style-name="T1">int</text:span> <text:span text:style-name="T8">m</text:span>;</text:p>
      <text:p text:style-name="P1"><text:span text:style-name="T1">int</text:span> <text:span text:style-name="T8">c</text:span>;</text:p>
      <text:p text:style-name="P1"><text:span text:style-name="T1">char</text:span> <text:span text:style-name="T8">side</text:span>;</text:p>
      <text:p text:style-name="P1">};</text:p>
      <text:p text:style-name="P4"/>
      <text:p text:style-name="P1"><text:span text:style-name="T1">bool</text:span> <text:span text:style-name="T6">seen</text:span>(<text:span text:style-name="T1">int</text:span> m, <text:span text:style-name="T1">int</text:span> n, <text:span text:style-name="T1">char</text:span> side){</text:p>
      <text:p text:style-name="P1"><text:span text:style-name="T9">//</text:span><text:span text:style-name="T10">Checks if the node has already been encountered</text:span></text:p>
      <text:p text:style-name="P1"><text:span text:style-name="T5">string</text:span> <text:span text:style-name="T5">temp</text:span><text:span text:style-name="T1">=</text:span><text:span text:style-name="T6">to_string</text:span>(m)<text:span text:style-name="T6">+</text:span><text:span text:style-name="T3">"</text:span><text:span text:style-name="T4">,</text:span><text:span text:style-name="T3">"</text:span><text:span text:style-name="T6">+to_string</text:span>(n)<text:span text:style-name="T6">+</text:span>side;</text:p>
      <text:p text:style-name="P1"><text:span text:style-name="T2">if</text:span>(<text:span text:style-name="T5">visited</text:span>.<text:span text:style-name="T6">count</text:span>(<text:span text:style-name="T5">temp</text:span>)<text:span text:style-name="T1">&gt;</text:span><text:span text:style-name="T7">0</text:span>){</text:p>
      <text:p text:style-name="P1"><text:span text:style-name="T2">return</text:span> <text:span text:style-name="T5">true</text:span>;</text:p>
      <text:p text:style-name="P1">}</text:p>
      <text:p text:style-name="P1"><text:span text:style-name="T5">visited</text:span><text:span text:style-name="T6">[</text:span><text:span text:style-name="T5">temp</text:span><text:span text:style-name="T6">]</text:span><text:span text:style-name="T1">=</text:span><text:span text:style-name="T5">true</text:span>;</text:p>
      <text:p text:style-name="P1"><text:span text:style-name="T2">return</text:span> <text:span text:style-name="T5">false</text:span>;</text:p>
      <text:p text:style-name="P1">}</text:p>
      <text:p text:style-name="P1"><text:span text:style-name="T1">bool</text:span> <text:span text:style-name="T6">moreCannibals</text:span>(<text:span text:style-name="T1">int</text:span> m, <text:span text:style-name="T1">int</text:span> n){</text:p>
      <text:p text:style-name="P1"><text:span text:style-name="T9">//</text:span><text:span text:style-name="T10">Checks if in this state(m,n), either side of the </text:span></text:p>
      <text:p text:style-name="P1"><text:span text:style-name="T9">//</text:span><text:span text:style-name="T10">river has more cannibals that missionaries</text:span></text:p>
      <text:p text:style-name="P1"><text:span text:style-name="T2">if</text:span>(m<text:span text:style-name="T1">!=</text:span><text:span text:style-name="T7">0</text:span> <text:span text:style-name="T1">&amp;&amp;</text:span> m<text:span text:style-name="T1">&lt;</text:span>n){</text:p>
      <text:p text:style-name="P1"><text:span text:style-name="T2">return</text:span> <text:span text:style-name="T5">true</text:span>;</text:p>
      <text:p text:style-name="P1">}</text:p>
      <text:p text:style-name="P1">m<text:span text:style-name="T1">=</text:span><text:span text:style-name="T5">M</text:span><text:span text:style-name="T8">-</text:span>m;</text:p>
      <text:p text:style-name="P1">n<text:span text:style-name="T1">=</text:span><text:span text:style-name="T5">C</text:span><text:span text:style-name="T8">-</text:span>n;</text:p>
      <text:p text:style-name="P1"><text:span text:style-name="T2">if</text:span>(m<text:span text:style-name="T1">!=</text:span><text:span text:style-name="T7">0</text:span> <text:span text:style-name="T1">&amp;&amp;</text:span> m<text:span text:style-name="T1">&lt;</text:span>n){</text:p>
      <text:p text:style-name="P1"><text:span text:style-name="T2">return</text:span> <text:span text:style-name="T5">true</text:span>;</text:p>
      <text:p text:style-name="P1">}</text:p>
      <text:p text:style-name="P1"><text:span text:style-name="T2">return</text:span> <text:span text:style-name="T5">false</text:span>;</text:p>
      <text:p text:style-name="P1">}</text:p>
      <text:p text:style-name="P2"/>
      <text:p text:style-name="P1"><text:span text:style-name="T1">bool</text:span> <text:span text:style-name="T6">isGoal</text:span>(<text:span text:style-name="T1">int</text:span> m,<text:span text:style-name="T1">int</text:span> n ,<text:span text:style-name="T1">char</text:span> c){</text:p>
      <text:p text:style-name="P1"><text:span text:style-name="T9">//</text:span><text:span text:style-name="T10">Check if goal state is reached</text:span></text:p>
      <text:p text:style-name="P1"><text:span text:style-name="T2">if</text:span>(m<text:span text:style-name="T1">==</text:span><text:span text:style-name="T7">0</text:span> <text:span text:style-name="T1">&amp;&amp;</text:span> n<text:span text:style-name="T1">==</text:span><text:span text:style-name="T7">0</text:span>){</text:p>
      <text:p text:style-name="P1"><text:soft-page-break/><text:span text:style-name="T2">return</text:span> <text:span text:style-name="T5">true</text:span>; </text:p>
      <text:p text:style-name="P1">} </text:p>
      <text:p text:style-name="P1"><text:span text:style-name="T2">return</text:span> <text:span text:style-name="T5">false</text:span>;</text:p>
      <text:p text:style-name="P1">}</text:p>
      <text:p text:style-name="P1"><text:span text:style-name="T1">char</text:span> <text:span text:style-name="T6">sideComplement</text:span>(<text:span text:style-name="T1">char</text:span> side){</text:p>
      <text:p text:style-name="P1"><text:span text:style-name="T9">//</text:span><text:span text:style-name="T10">Returns the complement of current side</text:span></text:p>
      <text:p text:style-name="P1"><text:span text:style-name="T2">if</text:span>(side<text:span text:style-name="T1">==</text:span><text:span text:style-name="T3">'</text:span><text:span text:style-name="T4">R</text:span><text:span text:style-name="T3">'</text:span>)</text:p>
      <text:p text:style-name="P1"><text:span text:style-name="T2">return</text:span> <text:span text:style-name="T3">'</text:span><text:span text:style-name="T4">L</text:span><text:span text:style-name="T3">'</text:span>;</text:p>
      <text:p text:style-name="P1"><text:span text:style-name="T2">return</text:span> <text:span text:style-name="T3">'</text:span><text:span text:style-name="T4">R</text:span><text:span text:style-name="T3">'</text:span>;</text:p>
      <text:p text:style-name="P1">}</text:p>
      <text:p text:style-name="P2"/>
      <text:p text:style-name="P1"><text:span text:style-name="T1">bool</text:span> <text:span text:style-name="T6">isValid</text:span>(<text:span text:style-name="T1">int</text:span> m, <text:span text:style-name="T1">int</text:span> c,<text:span text:style-name="T1">int</text:span> i,<text:span text:style-name="T1">int</text:span> j, <text:span text:style-name="T1">char</text:span> side){</text:p>
      <text:p text:style-name="P1"><text:span text:style-name="T9">// </text:span><text:span text:style-name="T10">Checks if a particular new state is valid</text:span></text:p>
      <text:p text:style-name="P1"><text:span text:style-name="T9">// </text:span><text:span text:style-name="T10">Is the number of passengers within the capacity of</text:span></text:p>
      <text:p text:style-name="P1"><text:span text:style-name="T9">// </text:span><text:span text:style-name="T10">the boat and greater than 0?</text:span></text:p>
      <text:p text:style-name="P1"><text:span text:style-name="T1">int</text:span> <text:span text:style-name="T5">numPassengers</text:span><text:span text:style-name="T1">=</text:span><text:span text:style-name="T7">0</text:span>;</text:p>
      <text:p text:style-name="P1"><text:span text:style-name="T2">if</text:span>(<text:span text:style-name="T5">DEBUG</text:span>){<text:span text:style-name="T5">cout</text:span><text:span text:style-name="T6">&lt;&lt;</text:span>i<text:span text:style-name="T6">&lt;&lt;</text:span><text:span text:style-name="T3">"</text:span><text:span text:style-name="T4"> </text:span><text:span text:style-name="T3">"</text:span><text:span text:style-name="T6">&lt;&lt;</text:span>j<text:span text:style-name="T6">&lt;&lt;</text:span><text:span text:style-name="T3">"</text:span><text:span text:style-name="T4"> </text:span><text:span text:style-name="T3">"</text:span><text:span text:style-name="T6">&lt;&lt;endl</text:span>;}</text:p>
      <text:p text:style-name="P1"><text:span text:style-name="T5">numPassengers</text:span><text:span text:style-name="T1">=</text:span>(m<text:span text:style-name="T8">-</text:span>i)<text:span text:style-name="T8">+</text:span>(c<text:span text:style-name="T8">-</text:span>j);</text:p>
      <text:p text:style-name="P1"><text:span text:style-name="T2">if</text:span>(<text:span text:style-name="T5">numPassengers</text:span><text:span text:style-name="T1">&gt;</text:span><text:span text:style-name="T5">B</text:span> <text:span text:style-name="T1">||</text:span> <text:span text:style-name="T5">numPassengers</text:span><text:span text:style-name="T1">==</text:span><text:span text:style-name="T7">0</text:span>){</text:p>
      <text:p text:style-name="P1"><text:span text:style-name="T2">if</text:span>(<text:span text:style-name="T5">DEBUG</text:span>){<text:span text:style-name="T5">cout</text:span><text:span text:style-name="T6">&lt;&lt;</text:span><text:span text:style-name="T3">"</text:span><text:span text:style-name="T4">not boat</text:span><text:span text:style-name="T3">"</text:span><text:span text:style-name="T6">&lt;&lt;endl</text:span>;}</text:p>
      <text:p text:style-name="P1"><text:span text:style-name="T2">return</text:span> <text:span text:style-name="T5">false</text:span>;</text:p>
      <text:p text:style-name="P1">}</text:p>
      <text:p text:style-name="P2"/>
      <text:p text:style-name="P1"><text:span text:style-name="T9">// </text:span><text:span text:style-name="T10">more cannibals?</text:span></text:p>
      <text:p text:style-name="P1"><text:span text:style-name="T2">if</text:span>(<text:span text:style-name="T6">moreCannibals</text:span>(i,j)){</text:p>
      <text:p text:style-name="P1"><text:span text:style-name="T2">if</text:span>(<text:span text:style-name="T5">DEBUG</text:span>){<text:span text:style-name="T5">cout</text:span><text:span text:style-name="T6">&lt;&lt;</text:span><text:span text:style-name="T3">"</text:span><text:span text:style-name="T4">more cannibals</text:span><text:span text:style-name="T3">"</text:span><text:span text:style-name="T6">&lt;&lt;endl</text:span>;}</text:p>
      <text:p text:style-name="P1"><text:span text:style-name="T2">return</text:span> <text:span text:style-name="T5">false</text:span>;</text:p>
      <text:p text:style-name="P1">}</text:p>
      <text:p text:style-name="P2"/>
      <text:p text:style-name="P1"><text:span text:style-name="T9">//</text:span><text:span text:style-name="T10">already seen?</text:span></text:p>
      <text:p text:style-name="P1"><text:span text:style-name="T2">if</text:span>(<text:span text:style-name="T6">seen</text:span>(i,j,<text:span text:style-name="T6">sideComplement</text:span>(side))){</text:p>
      <text:p text:style-name="P1"><text:span text:style-name="T2">if</text:span>(<text:span text:style-name="T5">DEBUG</text:span>){<text:span text:style-name="T5">cout</text:span><text:span text:style-name="T6">&lt;&lt;</text:span><text:span text:style-name="T3">"</text:span><text:span text:style-name="T4">Already seen</text:span><text:span text:style-name="T3">"</text:span><text:span text:style-name="T6">&lt;&lt;endl</text:span>;}</text:p>
      <text:p text:style-name="P1"><text:span text:style-name="T2">return</text:span> <text:span text:style-name="T5">false</text:span>;</text:p>
      <text:p text:style-name="P1">}</text:p>
      <text:p text:style-name="P1"><text:span text:style-name="T2">return</text:span> <text:span text:style-name="T5">true</text:span>;</text:p>
      <text:p text:style-name="P1">}</text:p>
      <text:p text:style-name="P2"/>
      <text:p text:style-name="P1"><text:span text:style-name="T1">bool</text:span> <text:span text:style-name="T6">mutate</text:span>(<text:span text:style-name="T1">int</text:span> m, <text:span text:style-name="T1">int</text:span> c, <text:span text:style-name="T1">char</text:span> side){</text:p>
      <text:p text:style-name="P1"><text:span text:style-name="T9">// </text:span><text:span text:style-name="T10">Checks all possible values for number of missionaries</text:span></text:p>
      <text:p text:style-name="P1"><text:span text:style-name="T9">// </text:span><text:span text:style-name="T10">and cannibals and if the state is valid it pushes it to the </text:span></text:p>
      <text:p text:style-name="P1"><text:span text:style-name="T9">// </text:span><text:span text:style-name="T10">back of the queue</text:span></text:p>
      <text:p text:style-name="P1"><text:span text:style-name="T1">int</text:span> <text:span text:style-name="T5">i</text:span>,<text:span text:style-name="T5">j</text:span>;</text:p>
      <text:p text:style-name="P1"><text:span text:style-name="T5">cout</text:span><text:span text:style-name="T6">&lt;&lt;</text:span><text:span text:style-name="T3">"</text:span><text:span text:style-name="T4">Mutating </text:span><text:span text:style-name="T3">"</text:span><text:span text:style-name="T6">&lt;&lt;</text:span>m<text:span text:style-name="T6">&lt;&lt;</text:span><text:span text:style-name="T3">"</text:span><text:span text:style-name="T4"> </text:span><text:span text:style-name="T3">"</text:span><text:span text:style-name="T6">&lt;&lt;</text:span>c<text:span text:style-name="T6">&lt;&lt;</text:span><text:span text:style-name="T3">"</text:span><text:span text:style-name="T4"> </text:span><text:span text:style-name="T3">"</text:span><text:span text:style-name="T6">&lt;&lt;</text:span>side<text:span text:style-name="T6">&lt;&lt;endl</text:span>;</text:p>
      <text:p text:style-name="P1"><text:span text:style-name="T2">if</text:span>(side<text:span text:style-name="T1">==</text:span><text:span text:style-name="T3">'</text:span><text:span text:style-name="T4">L</text:span><text:span text:style-name="T3">'</text:span>){</text:p>
      <text:p text:style-name="P1"><text:span text:style-name="T9">// </text:span><text:span text:style-name="T10">Going to the right</text:span></text:p>
      <text:p text:style-name="P1"><text:soft-page-break/><text:span text:style-name="T2">for</text:span>(<text:span text:style-name="T5">i</text:span><text:span text:style-name="T1">=</text:span>m;<text:span text:style-name="T5">i</text:span><text:span text:style-name="T1">&gt;=</text:span>m<text:span text:style-name="T8">-</text:span><text:span text:style-name="T5">B</text:span> <text:span text:style-name="T1">&amp;&amp;</text:span> <text:span text:style-name="T5">i</text:span><text:span text:style-name="T1">&gt;=</text:span><text:span text:style-name="T7">0</text:span>;<text:span text:style-name="T5">i</text:span><text:span text:style-name="T8">--</text:span>){</text:p>
      <text:p text:style-name="P1"><text:span text:style-name="T2">for</text:span>(<text:span text:style-name="T5">j</text:span><text:span text:style-name="T1">=</text:span>c;<text:span text:style-name="T5">j</text:span><text:span text:style-name="T1">&gt;=</text:span>c<text:span text:style-name="T8">-</text:span><text:span text:style-name="T5">B</text:span> <text:span text:style-name="T1">&amp;&amp;</text:span> <text:span text:style-name="T5">j</text:span><text:span text:style-name="T1">&gt;=</text:span><text:span text:style-name="T7">0</text:span>;<text:span text:style-name="T5">j</text:span><text:span text:style-name="T8">--</text:span>){</text:p>
      <text:p text:style-name="P1"><text:span text:style-name="T2">if</text:span>(<text:span text:style-name="T6">isValid</text:span>(m,c,<text:span text:style-name="T5">i</text:span>,<text:span text:style-name="T5">j</text:span>,side)){</text:p>
      <text:p text:style-name="P1"><text:span text:style-name="T9">// </text:span><text:span text:style-name="T10">is goal ?</text:span></text:p>
      <text:p text:style-name="P1"><text:span text:style-name="T2">if</text:span>(<text:span text:style-name="T6">isGoal</text:span>(<text:span text:style-name="T5">i</text:span>,<text:span text:style-name="T5">j</text:span>,<text:span text:style-name="T6">sideComplement</text:span>(side))){</text:p>
      <text:p text:style-name="P1"><text:span text:style-name="T5">cout</text:span><text:span text:style-name="T6">&lt;&lt;</text:span><text:span text:style-name="T3">"</text:span><text:span text:style-name="T4">Reached goal</text:span><text:span text:style-name="T3">"</text:span>;</text:p>
      <text:p text:style-name="P1"><text:span text:style-name="T2">return</text:span> <text:span text:style-name="T5">true</text:span>;</text:p>
      <text:p text:style-name="P1">}</text:p>
      <text:p text:style-name="P1"><text:span text:style-name="T1">struct</text:span> <text:span text:style-name="T5">node</text:span> <text:span text:style-name="T5">temp</text:span><text:span text:style-name="T1">=</text:span>{<text:span text:style-name="T5">i</text:span>,<text:span text:style-name="T5">j</text:span>,<text:span text:style-name="T6">sideComplement</text:span>(side)};</text:p>
      <text:p text:style-name="P1"><text:span text:style-name="T5">cout</text:span><text:span text:style-name="T6">&lt;&lt;</text:span><text:span text:style-name="T3">"</text:span><text:span text:style-name="T4">Pushing </text:span><text:span text:style-name="T3">"</text:span><text:span text:style-name="T6">&lt;&lt;</text:span><text:span text:style-name="T5">i</text:span><text:span text:style-name="T6">&lt;&lt;</text:span><text:span text:style-name="T3">"</text:span><text:span text:style-name="T4"> </text:span><text:span text:style-name="T3">"</text:span><text:span text:style-name="T6">&lt;&lt;</text:span><text:span text:style-name="T5">j</text:span><text:span text:style-name="T6">&lt;&lt;</text:span><text:span text:style-name="T3">"</text:span><text:span text:style-name="T4"> </text:span><text:span text:style-name="T3">"</text:span><text:span text:style-name="T6">&lt;&lt;sideComplement</text:span>(side)<text:span text:style-name="T6">&lt;&lt;endl</text:span>;</text:p>
      <text:p text:style-name="P1"><text:span text:style-name="T5">queue</text:span>.<text:span text:style-name="T6">push_back</text:span>(<text:span text:style-name="T5">temp</text:span>); </text:p>
      <text:p text:style-name="P1">}</text:p>
      <text:p text:style-name="P1">}</text:p>
      <text:p text:style-name="P1">}</text:p>
      <text:p text:style-name="P1">}</text:p>
      <text:p text:style-name="P1"><text:span text:style-name="T2">else</text:span>{</text:p>
      <text:p text:style-name="P1"><text:span text:style-name="T9">//</text:span><text:span text:style-name="T10">Going left</text:span></text:p>
      <text:p text:style-name="P1"><text:span text:style-name="T2">for</text:span>(<text:span text:style-name="T5">i</text:span><text:span text:style-name="T1">=</text:span>m;<text:span text:style-name="T5">i</text:span><text:span text:style-name="T1">&lt;=</text:span>m<text:span text:style-name="T8">+</text:span><text:span text:style-name="T5">B</text:span> <text:span text:style-name="T1">&amp;&amp;</text:span> <text:span text:style-name="T5">i</text:span><text:span text:style-name="T1">&lt;=</text:span><text:span text:style-name="T5">M</text:span>;<text:span text:style-name="T5">i</text:span><text:span text:style-name="T1">++</text:span>){</text:p>
      <text:p text:style-name="P1"><text:span text:style-name="T2">for</text:span>(<text:span text:style-name="T5">j</text:span><text:span text:style-name="T1">=</text:span>c;<text:span text:style-name="T5">j</text:span><text:span text:style-name="T1">&lt;=</text:span>c<text:span text:style-name="T8">+</text:span><text:span text:style-name="T5">B</text:span><text:span text:style-name="T1">&amp;&amp;</text:span> <text:span text:style-name="T5">j</text:span><text:span text:style-name="T1">&lt;=</text:span><text:span text:style-name="T5">C</text:span>;<text:span text:style-name="T5">j</text:span><text:span text:style-name="T1">++</text:span>){</text:p>
      <text:p text:style-name="P1"><text:span text:style-name="T2">if</text:span>(<text:span text:style-name="T6">isValid</text:span>(m,c,<text:span text:style-name="T5">i</text:span>,<text:span text:style-name="T5">j</text:span>,side)){</text:p>
      <text:p text:style-name="P1"><text:span text:style-name="T9">// </text:span><text:span text:style-name="T10">is goal ?</text:span></text:p>
      <text:p text:style-name="P1"><text:span text:style-name="T2">if</text:span>(<text:span text:style-name="T6">isGoal</text:span>(<text:span text:style-name="T5">i</text:span>,<text:span text:style-name="T5">j</text:span>,<text:span text:style-name="T6">sideComplement</text:span>(side))){</text:p>
      <text:p text:style-name="P1"><text:span text:style-name="T5">cout</text:span><text:span text:style-name="T6">&lt;&lt;</text:span><text:span text:style-name="T3">"</text:span><text:span text:style-name="T4">Reached goal</text:span><text:span text:style-name="T3">"</text:span><text:span text:style-name="T6">&lt;&lt;endl</text:span>;</text:p>
      <text:p text:style-name="P1"><text:span text:style-name="T2">return</text:span> <text:span text:style-name="T5">true</text:span>;</text:p>
      <text:p text:style-name="P1">}</text:p>
      <text:p text:style-name="P1"><text:span text:style-name="T1">struct</text:span> <text:span text:style-name="T5">node</text:span> <text:span text:style-name="T5">temp</text:span><text:span text:style-name="T1">=</text:span>{<text:span text:style-name="T5">i</text:span>,<text:span text:style-name="T5">j</text:span>,<text:span text:style-name="T6">sideComplement</text:span>(side)};</text:p>
      <text:p text:style-name="P1"><text:span text:style-name="T5">cout</text:span><text:span text:style-name="T6">&lt;&lt;</text:span><text:span text:style-name="T3">"</text:span><text:span text:style-name="T4">Pushing </text:span><text:span text:style-name="T3">"</text:span><text:span text:style-name="T6">&lt;&lt;</text:span><text:span text:style-name="T5">i</text:span><text:span text:style-name="T6">&lt;&lt;</text:span><text:span text:style-name="T3">"</text:span><text:span text:style-name="T4"> </text:span><text:span text:style-name="T3">"</text:span><text:span text:style-name="T6">&lt;&lt;</text:span><text:span text:style-name="T5">j</text:span><text:span text:style-name="T6">&lt;&lt;</text:span><text:span text:style-name="T3">"</text:span><text:span text:style-name="T4"> </text:span><text:span text:style-name="T3">"</text:span><text:span text:style-name="T6">&lt;&lt;sideComplement</text:span>(side)<text:span text:style-name="T6">&lt;&lt;endl</text:span>;</text:p>
      <text:p text:style-name="P1"><text:span text:style-name="T5">queue</text:span>.<text:span text:style-name="T6">push_back</text:span>(<text:span text:style-name="T5">temp</text:span>); </text:p>
      <text:p text:style-name="P1">}</text:p>
      <text:p text:style-name="P1">}</text:p>
      <text:p text:style-name="P1">}</text:p>
      <text:p text:style-name="P2"/>
      <text:p text:style-name="P1">}</text:p>
      <text:p text:style-name="P1"><text:span text:style-name="T2">return</text:span> <text:span text:style-name="T5">false</text:span>;</text:p>
      <text:p text:style-name="P1">}</text:p>
      <text:p text:style-name="P1"><text:span text:style-name="T1">int</text:span> <text:span text:style-name="T6">main</text:span>(){</text:p>
      <text:p text:style-name="P1"><text:span text:style-name="T1">struct</text:span> <text:span text:style-name="T5">node</text:span> <text:span text:style-name="T5">init</text:span><text:span text:style-name="T1">=</text:span>{<text:span text:style-name="T5">M</text:span>,<text:span text:style-name="T5">C</text:span>,<text:span text:style-name="T3">'</text:span><text:span text:style-name="T4">L</text:span><text:span text:style-name="T3">'</text:span>};</text:p>
      <text:p text:style-name="P1"><text:span text:style-name="T5">queue</text:span>.<text:span text:style-name="T6">push_back</text:span>(<text:span text:style-name="T5">init</text:span>);</text:p>
      <text:p text:style-name="P2"/>
      <text:p text:style-name="P1"><text:span text:style-name="T9">//</text:span><text:span text:style-name="T10">Add initial node to visited</text:span></text:p>
      <text:p text:style-name="P1"><text:span text:style-name="T5">string</text:span> <text:span text:style-name="T5">temp</text:span><text:span text:style-name="T1">=</text:span><text:span text:style-name="T6">to_string</text:span>(<text:span text:style-name="T5">M</text:span>)<text:span text:style-name="T6">+</text:span><text:span text:style-name="T3">"</text:span><text:span text:style-name="T4">,</text:span><text:span text:style-name="T3">"</text:span><text:span text:style-name="T6">+to_string</text:span>(<text:span text:style-name="T5">C</text:span>)<text:span text:style-name="T6">+</text:span><text:span text:style-name="T3">'</text:span><text:span text:style-name="T4">L</text:span><text:span text:style-name="T3">'</text:span>;</text:p>
      <text:p text:style-name="P1"><text:span text:style-name="T5">visited</text:span><text:span text:style-name="T6">[</text:span><text:span text:style-name="T5">temp</text:span><text:span text:style-name="T6">]</text:span><text:span text:style-name="T1">=</text:span><text:span text:style-name="T5">true</text:span>;</text:p>
      <text:p text:style-name="P2"/>
      <text:p text:style-name="P1"><text:span text:style-name="T1">bool</text:span> <text:span text:style-name="T5">goal</text:span><text:span text:style-name="T1">=</text:span><text:span text:style-name="T5">false</text:span>;</text:p>
      <text:p text:style-name="P1"><text:span text:style-name="T2">while</text:span>(<text:span text:style-name="T1">!</text:span><text:span text:style-name="T5">queue</text:span>.<text:span text:style-name="T6">empty</text:span>() <text:span text:style-name="T1">&amp;&amp;</text:span> <text:span text:style-name="T1">!</text:span><text:span text:style-name="T5">goal</text:span>){</text:p>
      <text:p text:style-name="P1"><text:soft-page-break/><text:span text:style-name="T1">struct</text:span> <text:span text:style-name="T5">node</text:span> <text:span text:style-name="T5">s</text:span><text:span text:style-name="T1">=</text:span><text:span text:style-name="T5">queue</text:span>.<text:span text:style-name="T6">front</text:span>();</text:p>
      <text:p text:style-name="P1"><text:span text:style-name="T5">queue</text:span>.<text:span text:style-name="T6">pop_front</text:span>();</text:p>
      <text:p text:style-name="P1"><text:span text:style-name="T5">goal</text:span><text:span text:style-name="T1">=</text:span><text:span text:style-name="T6">mutate</text:span>(<text:span text:style-name="T5">s</text:span>.<text:span text:style-name="T8">m</text:span>,<text:span text:style-name="T5">s</text:span>.<text:span text:style-name="T8">c</text:span>,<text:span text:style-name="T5">s</text:span>.<text:span text:style-name="T8">side</text:span>);</text:p>
      <text:p text:style-name="P1">}</text:p>
      <text:p text:style-name="P1">}</text:p>
      <text:p text:style-name="P1"/>
      <text:p text:style-name="P3">Output :</text:p>
      <text:p text:style-name="P7">Mutating 3 3 L</text:p>
      <text:p text:style-name="P7">Pushing 3 2 R</text:p>
      <text:p text:style-name="P7">Pushing 3 1 R</text:p>
      <text:p text:style-name="P7">Pushing 2 2 R</text:p>
      <text:p text:style-name="P7">Mutating 3 2 R</text:p>
      <text:p text:style-name="P7">Mutating 3 1 R</text:p>
      <text:p text:style-name="P7">Pushing 3 2 L</text:p>
      <text:p text:style-name="P7">Mutating 2 2 R</text:p>
      <text:p text:style-name="P7">Mutating 3 2 L</text:p>
      <text:p text:style-name="P7">Pushing 3 0 R</text:p>
      <text:p text:style-name="P7">Mutating 3 0 R</text:p>
      <text:p text:style-name="P7">Pushing 3 1 L</text:p>
      <text:p text:style-name="P7">Mutating 3 1 L</text:p>
      <text:p text:style-name="P7">Pushing 1 1 R</text:p>
      <text:p text:style-name="P7">Mutating 1 1 R</text:p>
      <text:p text:style-name="P7">Pushing 2 2 L</text:p>
      <text:p text:style-name="P7">Mutating 2 2 L</text:p>
      <text:p text:style-name="P7">Pushing 0 2 R</text:p>
      <text:p text:style-name="P7">Mutating 0 2 R</text:p>
      <text:p text:style-name="P7">Pushing 0 3 L</text:p>
      <text:p text:style-name="P7">Mutating 0 3 L</text:p>
      <text:p text:style-name="P7">Pushing 0 1 R</text:p>
      <text:p text:style-name="P7">Mutating 0 1 R</text:p>
      <text:p text:style-name="P7">Pushing 0 2 L</text:p>
      <text:p text:style-name="P7">Pushing 1 1 L</text:p>
      <text:p text:style-name="P7">Mutating 0 2 L</text:p>
      <text:p text:style-name="P7"/>
      <text:p text:style-name="P7"/>
      <text:p text:style-name="P7"/>
      <text:p text:style-name="P7"><text:span text:style-name="T11">Conclusion </text:span>: This Experiment was successfully executed and the output was verified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00:58:18.374410468</meta:creation-date>
    <dc:date>2021-04-05T01:08:36.761724444</dc:date>
    <meta:editing-duration>PT7S</meta:editing-duration>
    <meta:editing-cycles>1</meta:editing-cycles>
    <meta:document-statistic meta:table-count="0" meta:image-count="0" meta:object-count="0" meta:page-count="4" meta:paragraph-count="156" meta:word-count="451" meta:character-count="3013" meta:non-whitespace-character-count="2714"/>
    <meta:generator>LibreOffice/7.0.3.1$Linux_X86_64 LibreOffice_project/00$Build-1</meta:generator>
  </office:meta>
</office:document-meta>
</file>